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fill-color="#9966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3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9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63cm" svg:height="0.863cm" svg:x="6.867cm" svg:y="7.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1.344cm" svg:height="1.369cm" draw:transform="rotate (0.785398163397448) translate (6.3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344cm" svg:height="1.369cm" draw:transform="rotate (0.785398163397448) translate (7.9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344cm" svg:height="1.369cm" draw:transform="rotate (0.785398163397448) translate (9.5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344cm" svg:height="1.369cm" draw:transform="rotate (0.785398163397448) translate (11.1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863cm" svg:height="0.864cm" svg:x="8.41cm" svg:y="7.2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63cm" svg:height="0.864cm" svg:x="10.11cm" svg:y="7.2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63cm" svg:height="0.864cm" svg:x="11.71cm" svg:y="7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63cm" svg:height="0.864cm" svg:x="13.21cm" svg:y="7.2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2.0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1T17:00:36.332144236</meta:creation-date>
    <dc:date>2016-05-11T21:48:35.982362158</dc:date>
    <dc:creator>elucterio </dc:creator>
    <meta:editing-duration>PT3H42M25S</meta:editing-duration>
    <meta:editing-cycles>7</meta:editing-cycles>
    <meta:generator>LibreOffice/4.2.8.2$Linux_X86_64 LibreOffice_project/420m0$Build-2</meta:generator>
    <meta:document-statistic meta:object-count="72"/>
  </office:meta>
</office:document-meta>
</file>